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2]; [.C2]-[.B2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3]; [.C3]-[.B3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2]+[.D3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formula="of:=IF([.C4]; [.C4]-[.B4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5]; [.C5]-[.B5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15M00S" calcext:value-type="time">
            <text:p>13:15</text:p>
          </table:table-cell>
          <table:table-cell/>
          <table:table-cell table:formula="of:=IF([.C6]; [.C6]-[.B6]; &quot;&quot;)">
            <text:p/>
          </table:table-cell>
          <table:table-cell office:value-type="string" calcext:value-type="string">
            <text:p>* Reorganize directory structure and git repo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formula="of:=IF([.C7]; [.C7]-[.B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]; [.C9]-[.B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]; [.C10]-[.B1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]; [.C11]-[.B1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]; [.C13]-[.B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]; [.C14]-[.B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]; [.C15]-[.B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]; [.C16]-[.B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]; [.C18]-[.B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]; [.C19]-[.B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]; [.C21]-[.B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]; [.C22]-[.B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]; [.C24]-[.B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]; [.C25]-[.B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]; [.C27]-[.B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]; [.C28]-[.B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]; [.C31]-[.B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]; [.C32]-[.B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]; [.C34]-[.B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]; [.C35]-[.B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]; [.C37]-[.B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8]; [.C38]-[.B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0]; [.C40]-[.B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1]; [.C41]-[.B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4]; [.C44]-[.B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5]; [.C45]-[.B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7]; [.C47]-[.B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8]; [.C48]-[.B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0]; [.C50]-[.B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1]; [.C51]-[.B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3]; [.C53]-[.B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4]; [.C54]-[.B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6]; [.C56]-[.B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7]; [.C57]-[.B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0]; [.C60]-[.B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1]; [.C61]-[.B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3]; [.C63]-[.B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4]; [.C64]-[.B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4" table:number-rows-repeated="104820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3:43:43.809684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02T13:48:02.784696765</dc:date>
    <meta:editing-cycles>14</meta:editing-cycles>
    <meta:editing-duration>PT4H39M55S</meta:editing-duration>
    <meta:generator>LibreOffice/6.4.2.2$Linux_X86_64 LibreOffice_project/40$Build-2</meta:generator>
    <meta:document-statistic meta:table-count="1" meta:cell-count="392" meta:object-count="0"/>
  </office:meta>
</office:document-meta>
</file>